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4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83cm"/>
    </style:style>
    <style:style style:name="gr9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0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34cm" svg:height="18.034cm" svg:x="5.077cm" svg:y="5.3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192cm" svg:height="7.62cm" svg:x="10.804cm" svg:y="10.093cm">
          <text:p text:style-name="P1">BSD</text:p>
          <draw:enhanced-geometry svg:viewBox="0 0 21600 21600" draw:type="rectangle" draw:enhanced-path="M 0 0 L 21600 0 21600 21600 0 21600 0 0 Z N"/>
        </draw:custom-shape>
        <draw:measure draw:style-name="gr3" draw:text-style-name="P3" draw:layer="measurelines" svg:x1="5.071cm" svg:y1="5.237cm" svg:x2="23.096cm" svg:y2="5.237cm">
          <text:p text:style-name="P2"><text:span text:style-name="T1">71”</text:span></text:p>
        </draw:measure>
        <draw:measure draw:style-name="gr3" draw:text-style-name="P3" draw:layer="measurelines" svg:x1="23.22cm" svg:y1="5.457cm" svg:x2="23.22cm" svg:y2="23.427cm">
          <text:p text:style-name="P4"><text:measure text:kind="gap"/><text:measure text:kind="value">7.07</text:measure><text:measure text:kind="unit">"</text:measure><text:measure text:kind="gap"/></text:p>
        </draw:measure>
        <draw:line draw:style-name="gr4" draw:text-style-name="P1" draw:layer="layout" svg:x1="13.891cm" svg:y1="23.427cm" svg:x2="13.891cm" svg:y2="17.694cm">
          <text:p/>
        </draw:line>
        <draw:frame draw:style-name="gr5" draw:layer="layout" svg:width="1.946cm" svg:height="0.962cm" svg:x="13.956cm" svg:y="20.126cm">
          <draw:text-box>
            <text:p>19.5”</text:p>
          </draw:text-box>
        </draw:frame>
        <draw:frame draw:style-name="gr5" draw:layer="layout" svg:width="1.416cm" svg:height="0.962cm" svg:x="24.056cm" svg:y="13.526cm">
          <draw:text-box>
            <text:p>71”</text:p>
          </draw:text-box>
        </draw:frame>
        <draw:line draw:style-name="gr4" draw:text-style-name="P1" draw:layer="layout" svg:x1="5.071cm" svg:y1="13.946cm" svg:x2="10.763cm" svg:y2="13.947cm">
          <text:p/>
        </draw:line>
        <draw:frame draw:style-name="gr5" draw:layer="layout" svg:width="1.416cm" svg:height="0.962cm" svg:x="7.456cm" svg:y="13.026cm">
          <draw:text-box>
            <text:p>21”</text:p>
          </draw:text-box>
        </draw:frame>
        <draw:line draw:style-name="gr4" draw:text-style-name="P1" draw:layer="layout" svg:x1="13.891cm" svg:y1="10.087cm" svg:x2="13.891cm" svg:y2="17.639cm">
          <text:p/>
        </draw:line>
        <draw:frame draw:style-name="gr6" draw:layer="layout" svg:width="1.416cm" svg:height="0.962cm" svg:x="13.756cm" svg:y="13.526cm">
          <draw:text-box>
            <text:p>30”</text:p>
          </draw:text-box>
        </draw:frame>
        <draw:measure draw:style-name="gr3" draw:text-style-name="P1" draw:layer="measurelines" svg:x1="10.813cm" svg:y1="10.056cm" svg:x2="22.995cm" svg:y2="10.112cm">
          <text:p text:style-name="P5"><text:span text:style-name="T1">48”</text:span><text:span text:style-name="T1"><text:measure text:kind="gap"/></text:span></text:p>
        </draw:measure>
        <draw:frame draw:style-name="gr5" draw:layer="layout" svg:width="2.085cm" svg:height="0.962cm" svg:x="13.291cm" svg:y="5.677cm">
          <draw:text-box>
            <text:p>Pallet</text:p>
          </draw:text-box>
        </draw:frame>
        <draw:line draw:style-name="gr7" draw:text-style-name="P1" draw:layer="layout" svg:x1="2.812cm" svg:y1="25.025cm" svg:x2="25.466cm" svg:y2="25.025cm">
          <text:p/>
        </draw:line>
        <draw:line draw:style-name="gr4" draw:text-style-name="P1" draw:layer="layout" svg:x1="6.394cm" svg:y1="23.427cm" svg:x2="6.394cm" svg:y2="24.915cm">
          <text:p/>
        </draw:line>
        <draw:frame draw:style-name="gr5" draw:layer="layout" svg:width="2.297cm" svg:height="0.962cm" svg:x="6.856cm" svg:y="23.726cm">
          <draw:text-box>
            <text:p>4.125”</text:p>
          </draw:text-box>
        </draw:frame>
        <draw:frame draw:style-name="gr8" draw:layer="layout" svg:width="2.583cm" svg:height="0.962cm" svg:x="12.844cm" svg:y="25.143cm">
          <draw:text-box>
            <text:p>Table</text:p>
          </draw:text-box>
        </draw:frame>
      </draw:page>
      <draw:page draw:name="page2" draw:style-name="dp1" draw:master-page-name="Default">
        <draw:custom-shape draw:style-name="gr9" draw:text-style-name="P1" draw:layer="layout" svg:width="0.991cm" svg:height="9.144cm" svg:x="14.423cm" svg:y="10.523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cm" svg:y1="25.068cm" svg:x2="17.848cm" svg:y2="25.068cm">
          <text:p/>
        </draw:line>
        <draw:custom-shape draw:style-name="gr10" draw:text-style-name="P1" draw:layer="layout" svg:width="0.991cm" svg:height="7.62cm" svg:x="11.189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3cm" svg:height="17.803cm" svg:x="13.314cm" svg:y="6.1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79cm" svg:height="4.394cm" svg:x="14.458cm" svg:y="12.988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583cm" svg:height="0.962cm" svg:x="12.845cm" svg:y="25.143cm">
          <draw:text-box>
            <text:p>Table</text:p>
          </draw:text-box>
        </draw:frame>
        <draw:custom-shape draw:style-name="gr11" draw:text-style-name="P1" draw:layer="layout" svg:width="0.356cm" svg:height="4.394cm" svg:x="12.957cm" svg:y="12.98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184cm" svg:y1="18.655cm" svg:x2="13.35cm" svg:y2="18.655cm">
          <text:p/>
        </draw:line>
        <draw:frame draw:style-name="gr12" draw:layer="layout" svg:width="2.063cm" svg:height="0.962cm" svg:x="11.767cm" svg:y="19.962cm">
          <draw:text-box>
            <text:p>4.5”</text:p>
          </draw:text-box>
        </draw:frame>
        <draw:line draw:style-name="gr7" draw:text-style-name="P1" draw:layer="layout" svg:x1="12.736cm" svg:y1="18.655cm" svg:x2="12.467cm" svg:y2="20.135cm">
          <text:p/>
        </draw:line>
        <draw:line draw:style-name="gr7" draw:text-style-name="P1" draw:layer="layout" svg:x1="11.48cm" svg:y1="11.435cm" svg:x2="10.09cm" svg:y2="9.865cm">
          <text:p/>
        </draw:line>
        <draw:frame draw:style-name="gr5" draw:layer="layout" svg:width="1.806cm" svg:height="0.962cm" svg:x="9.066cm" svg:y="9.052cm">
          <draw:text-box>
            <text:p>BSD</text:p>
          </draw:text-box>
        </draw:frame>
        <draw:line draw:style-name="gr7" draw:text-style-name="P1" draw:layer="layout" svg:x1="13.05cm" svg:y1="13.049cm" svg:x2="12.288cm" svg:y2="9.193cm">
          <text:p/>
        </draw:line>
        <draw:frame draw:style-name="gr5" draw:layer="layout" svg:width="1.84cm" svg:height="0.962cm" svg:x="11.308cm" svg:y="8.424cm">
          <draw:text-box>
            <text:p>BCD</text:p>
          </draw:text-box>
        </draw:frame>
        <draw:line draw:style-name="gr7" draw:text-style-name="P1" draw:layer="layout" svg:x1="14.754cm" svg:y1="13.005cm" svg:x2="15.741cm" svg:y2="9.462cm">
          <text:p/>
        </draw:line>
        <draw:frame draw:style-name="gr5" draw:layer="layout" svg:width="1.806cm" svg:height="0.962cm" svg:x="15.344cm" svg:y="8.693cm">
          <draw:text-box>
            <text:p>TCD</text:p>
          </draw:text-box>
        </draw:frame>
        <draw:line draw:style-name="gr7" draw:text-style-name="P1" draw:layer="layout" svg:x1="15.427cm" svg:y1="19.642cm" svg:x2="16.772cm" svg:y2="20.583cm">
          <text:p/>
        </draw:line>
        <draw:frame draw:style-name="gr13" draw:layer="layout" svg:width="1.734cm" svg:height="0.962cm" svg:x="16.662cm" svg:y="20.418cm">
          <draw:text-box>
            <text:p>CAL</text:p>
          </draw:text-box>
        </draw:frame>
        <draw:line draw:style-name="gr7" draw:text-style-name="P1" draw:layer="layout" svg:x1="14.485cm" svg:y1="23.588cm" svg:x2="16.862cm" svg:y2="23.812cm">
          <text:p/>
        </draw:line>
        <draw:frame draw:style-name="gr5" draw:layer="layout" svg:width="2.085cm" svg:height="0.962cm" svg:x="16.776cm" svg:y="23.392cm">
          <draw:text-box>
            <text:p>Pall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</meta:initial-creator>
    <meta:creation-date>2012-12-31T23:49:04</meta:creation-date>
    <meta:generator>LibreOffice/3.5$Linux_X86_64 LibreOffice_project/350m1$Build-2</meta:generator>
    <dc:date>2013-01-01T01:52:58</dc:date>
    <dc:creator>tyler </dc:creator>
    <meta:editing-duration>PT1H41M43S</meta:editing-duration>
    <meta:editing-cycles>31</meta:editing-cycles>
    <meta:document-statistic meta:object-count="37"/>
  </office:meta>
</office:document-meta>
</file>